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13.085cm" fo:min-width="24.944cm" draw:shadow-opacity="0%"/>
    </style:style>
    <style:style style:name="gr2" style:family="graphic" style:parent-style-name="standard">
      <style:graphic-properties draw:textarea-horizontal-align="justify" draw:textarea-vertical-align="middle" draw:auto-grow-height="false" fo:min-height="7.624cm" fo:min-width="1.40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25.72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7.624cm" fo:min-width="10.212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start" style:writing-mode="lr-tb">
        <style:tab-stops/>
      </style:paragraph-properties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44cm" svg:height="13.335cm" svg:x="2.4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7.874cm" svg:x="0.575cm" svg:y="10.01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B</text:p>
          <text:p text:style-name="P2"/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22cm" svg:height="1.397cm" svg:x="2.48cm" svg:y="18.399cm">
          <text:p text:style-name="P3">0<text:tab/>1<text:tab/>2<text:tab/>3<text:tab/>4<text:tab/>5<text:tab/>6<text:tab/>7<text:tab/>8<text:tab/>9<text:tab/>10<text:tab/>11<text:tab/>12<text:tab/>13<text:tab/>14<text:tab/>15<text:tab/>16<text:tab/>17<text:tab/>18<text:tab/>19</text:p>
          <text:p text:style-name="P3">A<text:tab/><text:tab/>B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524cm" svg:y1="16.748cm" svg:x2="5.699cm" svg:y2="16.748cm">
          <text:p/>
        </draw:line>
        <draw:line draw:style-name="gr4" draw:text-style-name="P4" draw:layer="layout" svg:x1="5.699cm" svg:y1="15.478cm" svg:x2="10.525cm" svg:y2="15.478cm">
          <text:p/>
        </draw:line>
        <draw:line draw:style-name="gr4" draw:text-style-name="P4" draw:layer="layout" svg:x1="10.652cm" svg:y1="17.002cm" svg:x2="27.924cm" svg:y2="17.002cm">
          <text:p/>
        </draw:line>
      </draw:page>
      <draw:page draw:name="page2" draw:style-name="dp1" draw:master-page-name="Default">
        <draw:custom-shape draw:style-name="gr1" draw:text-style-name="P1" draw:layer="layout" svg:width="25.444cm" svg:height="13.335cm" svg:x="2.4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7.874cm" svg:x="0.575cm" svg:y="10.01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B</text:p>
          <text:p text:style-name="P2"/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22cm" svg:height="1.397cm" svg:x="2.48cm" svg:y="18.399cm">
          <text:p text:style-name="P3">0<text:tab/>1<text:tab/>2<text:tab/>3<text:tab/>4<text:tab/>5<text:tab/>6<text:tab/>7<text:tab/>8<text:tab/>9<text:tab/>10<text:tab/>11<text:tab/>12<text:tab/>13<text:tab/>14<text:tab/>15<text:tab/>16<text:tab/>17<text:tab/>18<text:tab/>19</text:p>
          <text:p text:style-name="P3">A<text:tab/><text:tab/>B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524cm" svg:y1="16.748cm" svg:x2="15.732cm" svg:y2="16.748cm">
          <text:p/>
        </draw:line>
        <draw:line draw:style-name="gr4" draw:text-style-name="P4" draw:layer="layout" svg:x1="15.605cm" svg:y1="15.478cm" svg:x2="20.812cm" svg:y2="15.478cm">
          <text:p/>
        </draw:line>
        <draw:line draw:style-name="gr4" draw:text-style-name="P4" draw:layer="layout" svg:x1="20.685cm" svg:y1="16.748cm" svg:x2="27.289cm" svg:y2="16.748cm">
          <text:p/>
        </draw:line>
      </draw:page>
      <draw:page draw:name="page3" draw:style-name="dp1" draw:master-page-name="Default">
        <draw:custom-shape draw:style-name="gr1" draw:text-style-name="P1" draw:layer="layout" svg:width="25.444cm" svg:height="13.335cm" svg:x="2.4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7.874cm" svg:x="0.575cm" svg:y="10.01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B</text:p>
          <text:p text:style-name="P2"/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22cm" svg:height="1.397cm" svg:x="2.48cm" svg:y="18.399cm">
          <text:p text:style-name="P3">0<text:tab/>1<text:tab/>2<text:tab/>3<text:tab/>4<text:tab/>5<text:tab/>6<text:tab/>7<text:tab/>8<text:tab/>9<text:tab/>10<text:tab/>11<text:tab/>12<text:tab/>13<text:tab/>14<text:tab/>15<text:tab/>16<text:tab/>17<text:tab/>18<text:tab/>19</text:p>
          <text:p text:style-name="P3">A<text:tab/><text:tab/>B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524cm" svg:y1="16.748cm" svg:x2="6.715cm" svg:y2="16.748cm">
          <text:p/>
        </draw:line>
        <draw:line draw:style-name="gr4" draw:text-style-name="P4" draw:layer="layout" svg:x1="6.715cm" svg:y1="15.478cm" svg:x2="10.652cm" svg:y2="15.478cm">
          <text:p/>
        </draw:line>
        <draw:line draw:style-name="gr4" draw:text-style-name="P4" draw:layer="layout" svg:x1="10.271cm" svg:y1="17.002cm" svg:x2="14.335cm" svg:y2="17.002cm">
          <text:p/>
        </draw:line>
        <draw:line draw:style-name="gr4" draw:text-style-name="P4" draw:layer="layout" svg:x1="14.462cm" svg:y1="15.605cm" svg:x2="15.732cm" svg:y2="15.605cm">
          <text:p/>
        </draw:line>
        <draw:line draw:style-name="gr4" draw:text-style-name="P4" draw:layer="layout" svg:x1="15.986cm" svg:y1="17.256cm" svg:x2="27.162cm" svg:y2="17.256cm">
          <text:p/>
        </draw:line>
      </draw:page>
      <draw:page draw:name="page4" draw:style-name="dp1" draw:master-page-name="Default">
        <draw:custom-shape draw:style-name="gr5" draw:text-style-name="P2" draw:layer="layout" svg:width="10.712cm" svg:height="7.874cm" svg:x="0.575cm" svg:y="10.017cm">
          <text:p text:style-name="P2"/>
          <text:p text:style-name="P2"/>
          <text:p text:style-name="P2"><text:tab/>1<text:tab/><text:tab/>2<text:tab/><text:tab/>3</text:p>
          <text:p text:style-name="P2"/>
          <text:p text:style-name="P2">Moy<text:tab/>11.5<text:tab/>2<text:tab/>15.5<text:tab/>|6<text:tab/>13.5|4</text:p>
          <text:p text:style-name="P2"/>
          <text:p text:style-name="P2">B<text:tab/>4<text:tab/>0<text:tab/>12<text:tab/>8<text:tab/>8<text:tab/>4</text:p>
          <text:p text:style-name="P2"/>
          <text:p text:style-name="P2">A<text:tab/>19<text:tab/>4<text:tab/>19<text:tab/>4<text:tab/>19<text:tab/>4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302cm" svg:y1="18.018cm" svg:x2="4.302cm" svg:y2="10.017cm">
          <text:p/>
        </draw:line>
        <draw:line draw:style-name="gr4" draw:text-style-name="P4" draw:layer="layout" svg:x1="6.969cm" svg:y1="18.145cm" svg:x2="6.969cm" svg:y2="10.0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2:57:58.010321180</meta:creation-date>
    <dc:date>2022-10-14T12:42:52.293694491</dc:date>
    <meta:editing-duration>PT35M21S</meta:editing-duration>
    <meta:editing-cycles>2</meta:editing-cycles>
    <meta:generator>LibreOffice/6.4.7.2$Linux_X86_64 LibreOffice_project/40$Build-2</meta:generator>
    <meta:document-statistic meta:object-count="23"/>
  </office:meta>
</office:document-meta>
</file>